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KaRadio32 cost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3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3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3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3">
          <table:table-cell office:value-type="string">
            <text:p>Plastic End Panels 1598PLCB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table:formula="of:=[.E11]*[.F11]" office:value-type="float" office:value="1.86">
            <text:p>1,8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PLCBK?qs=%2Fha2pyFadugPVPeSMbdVvKr39ohuicA8ywyz%252bm0xqdE%3D">https://eu.mouser.com/ProductDetail/Hammond-Manufacturing/1598PLCBK?qs=%2fha2pyFadugPVPeSMbdVvKr39ohuicA8ywyz%252bm0xqdE%3d</text:a></text:p>
          </table:table-cell>
        </table:table-row>
        <table:table-row table:style-name="ro3">
          <table:table-cell office:value-type="string">
            <text:p>PCB Screws</text:p>
          </table:table-cell>
          <table:table-cell office:value-type="string">
            <text:p>1598ATS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68">
            <text:p>0,0868</text:p>
          </table:table-cell>
          <table:table-cell table:formula="of:=[.E12]*[.F12]" office:value-type="float" office:value="8.68">
            <text:p>8,6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ATS100?qs=%2Fha2pyFadui6rYoHptA4LRJn%2Ft6gsDSVoohWMEWX7DQ%3D">https://eu.mouser.com/ProductDetail/Hammond-Manufacturing/1598ATS100?qs=%2fha2pyFadui6rYoHptA4LRJn%2ft6gsDSVoohWMEWX7DQ%3d</text:a></text:p>
          </table:table-cell>
        </table:table-row>
        <table:table-row table:style-name="ro3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3]*[.F13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3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4]*[.F14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3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5]*[.F15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3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6]*[.F16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3">
          <table:table-cell office:value-type="string">
            <text:p>LDO 3.3V 1.5A TO-220</text:p>
          </table:table-cell>
          <table:table-cell office:value-type="string">
            <text:p>LD1086V33-DG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1.32">
            <text:p>1,32</text:p>
          </table:table-cell>
          <table:table-cell table:formula="of:=[.E17]*[.F17]" office:value-type="float" office:value="1.32">
            <text:p>1,32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D1086V33-DG?qs=sGAEpiMZZMug9GoBKXZ753BCfECL9o0PnaSgonxO8t07ahsathLeBA%3D%3D">https://eu.mouser.com/ProductDetail/STMicroelectronics/LD1086V33-DG?qs=sGAEpiMZZMug9GoBKXZ753BCfECL9o0PnaSgonxO8t07ahsathLeBA%3d%3d</text:a></text:p>
          </table:table-cell>
        </table:table-row>
        <table:table-row table:style-name="ro3">
          <table:table-cell office:value-type="string">
            <text:p>LDO 5V 1A TO-220</text:p>
          </table:table-cell>
          <table:table-cell office:value-type="string">
            <text:p>LF50CV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[.E18]*[.F18]" office:value-type="float" office:value="0.8">
            <text:p>0,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V?qs=sGAEpiMZZMug9GoBKXZ75%252bNB3YkcECi9eBrIoZjITrQ%3D">https://eu.mouser.com/ProductDetail/STMicroelectronics/LF50CV?qs=sGAEpiMZZMug9GoBKXZ75%252bNB3YkcECi9eBrIoZjITrQ%3d</text:a></text:p>
          </table:table-cell>
        </table:table-row>
        <table:table-row table:style-name="ro3">
          <table:table-cell office:value-type="string">
            <text:p>On-Off button controller</text:p>
          </table:table-cell>
          <table:table-cell office:value-type="string">
            <text:p>Supervisory Circuits Basic Push Button On/Off Controller (Adjustbale On and Off Timers)</text:p>
          </table:table-cell>
          <table:table-cell office:value-type="string">
            <text:p>LTC2950ITS8-2#TRMPBF</text:p>
          </table:table-cell>
          <table:table-cell/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formula="of:=[.E19]*[.F19]" office:value-type="float" office:value="4.25">
            <text:p>4,2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nalog-Devices/LTC2950ITS8-2TRMPBF?qs=sGAEpiMZZMunEhqKs81nFEtES0Ya5yTT%252bRaZm4oJv2g%3D">https://eu.mouser.com/ProductDetail/Analog-Devices/LTC2950ITS8-2TRMPBF?qs=sGAEpiMZZMunEhqKs81nFEtES0Ya5yTT%252bRaZm4oJv2g%3d</text:a></text:p>
          </table:table-cell>
        </table:table-row>
        <table:table-row table:style-name="ro3">
          <table:table-cell office:value-type="string">
            <text:p>Tantal 100uF x 16V</text:p>
          </table:table-cell>
          <table:table-cell office:value-type="string">
            <text:p>Tantalum Capacitors - Solid SMD 100uF 16V 20% C case</text:p>
          </table:table-cell>
          <table:table-cell office:value-type="string">
            <text:p>TMCMC1C107MTRF</text:p>
          </table:table-cell>
          <table:table-cell office:value-type="string">
            <text:p>Vishay / Sprague</text:p>
          </table:table-cell>
          <table:table-cell office:value-type="float" office:value="1">
            <text:p>1</text:p>
          </table:table-cell>
          <table:table-cell office:value-type="float" office:value="0.595">
            <text:p>0,595</text:p>
          </table:table-cell>
          <table:table-cell table:formula="of:=[.E20]*[.F20]" office:value-type="float" office:value="0.595">
            <text:p>0,59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TMCMC1C107MTRF?qs=sGAEpiMZZMuEN2agSAc2pqyLMxN%252bdaSrFX5fGSid3aApXRUevB%2FygQ%3D%3D">https://eu.mouser.com/ProductDetail/Vishay-Sprague/TMCMC1C107MTRF?qs=sGAEpiMZZMuEN2agSAc2pqyLMxN%252bdaSrFX5fGSid3aApXRUevB%2fygQ%3d%3d</text:a></text:p>
          </table:table-cell>
        </table:table-row>
        <table:table-row table:style-name="ro3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425">
            <text:p>0,425</text:p>
          </table:table-cell>
          <table:table-cell table:formula="of:=[.E21]*[.F21]" office:value-type="float" office:value="1.275">
            <text:p>1,27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3">
          <table:table-cell office:value-type="string">
            <text:p>Tantalum Capacitors - Solid SMD 470uF 10volts </text:p>
          </table:table-cell>
          <table:table-cell office:value-type="string">
            <text:p>293D477X9010E2TE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formula="of:=[.E22]*[.F22]" office:value-type="float" office:value="8.85">
            <text:p>8,8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293D477X9010E2TE3?qs=sGAEpiMZZMuEN2agSAc2psKIjsJvWr80zxHnx%252b4PRjQ%3D">https://eu.mouser.com/ProductDetail/Vishay-Sprague/293D477X9010E2TE3?qs=sGAEpiMZZMuEN2agSAc2psKIjsJvWr80zxHnx%252b4PRjQ%3d</text:a>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3]*[.F23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f:=[.E24]*[.F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5]*[.F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6]*[.F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7]*[.F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8]*[.F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9]*[.F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0]*[.F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1]*[.F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0]*[.F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1]*[.F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2]*[.F4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42])" office:value-type="float" office:value="140.155">
            <text:p>140,155</text:p>
          </table:table-cell>
          <table:table-cell office:value-type="string">
            <text:p>+ VAT</text:p>
          </table:table-cell>
          <table:table-cell table:style-name="ce1" table:formula="of:=[.G44]*1.21" office:value-type="float" office:value="169.58755">
            <text:p>169,58755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2:31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26T12:31:20.67</dc:date>
    <meta:editing-duration>PT28M25S</meta:editing-duration>
    <meta:editing-cycles>5</meta:editing-cycles>
    <meta:document-statistic meta:table-count="3" meta:cell-count="179" meta:object-count="0"/>
  </office:meta>
</office:document-meta>
</file>